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>
      <style:text-properties officeooo:rsid="001ee45f" officeooo:paragraph-rsid="001ee45f"/>
    </style:style>
    <style:style style:name="P3" style:family="paragraph" style:parent-style-name="Text_20_body" style:list-style-name="L1">
      <style:paragraph-properties fo:margin-top="0in" fo:margin-bottom="0in" loext:contextual-spacing="false"/>
    </style:style>
    <style:style style:name="P4" style:family="paragraph" style:parent-style-name="Standard">
      <style:text-properties officeooo:rsid="001ee45f" officeooo:paragraph-rsid="001ee45f"/>
    </style:style>
    <style:style style:name="P5" style:family="paragraph" style:parent-style-name="Standard">
      <style:paragraph-properties fo:text-align="center" style:justify-single-word="false"/>
      <style:text-properties fo:font-weight="bold" officeooo:rsid="001ee45f" officeooo:paragraph-rsid="001ee45f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Christopher Bero</text:p>
      <text:p text:style-name="P4">Homework 7</text:p>
      <text:p text:style-name="P4">CPE 495</text:p>
      <text:p text:style-name="P4"/>
      <text:p text:style-name="P5">Engineering Ethics &amp; Legal Issues</text:p>
      <text:p text:style-name="P4"/>
      <text:p text:style-name="P2">What are the differences between <text:span text:style-name="Emphasis">rule-based</text:span> and <text:span text:style-name="Emphasis">utilitarian</text:span> ethics? What are the major issues and limitations involved in both? </text:p>
      <text:list xml:id="list8710295636286956870" text:style-name="L1">
        <text:list-item>
          <text:p text:style-name="P3">What is the purpose of a <text:span text:style-name="Emphasis">Code of Ethics</text:span> as it relates to the Engineering Practice? </text:p>
        </text:list-item>
        <text:list-item>
          <text:p text:style-name="P3">Give an example of a Code of Ethics that relates to the Computer Engineering Discipline. Where can we find this code? </text:p>
        </text:list-item>
        <text:list-item>
          <text:p text:style-name="P3">Describe the relationship between <text:span text:style-name="Emphasis">ethics</text:span> and <text:span text:style-name="Emphasis">morals</text:span>. </text:p>
        </text:list-item>
        <text:list-item>
          <text:p text:style-name="P3">Describe the differences between <text:span text:style-name="Emphasis">morals</text:span> and <text:span text:style-name="Emphasis">values</text:span>. </text:p>
        </text:list-item>
        <text:list-item>
          <text:p text:style-name="P3">Define the term <text:span text:style-name="Emphasis">conflict-of-interest</text:span>. Give an example of a possible conflict of interest that a Computer Engineer might face. What is the difference between an <text:span text:style-name="Emphasis">actual</text:span> and an <text:span text:style-name="Emphasis">apparent conflict of interest</text:span>? If there is an <text:span text:style-name="Emphasis">apparent</text:span> conflict of interest what should one do? </text:p>
        </text:list-item>
        <text:list-item>
          <text:p text:style-name="P3">When can <text:span text:style-name="Emphasis">reverse engineering</text:span> be used, and how can the information obtained from it be used? </text:p>
        </text:list-item>
        <text:list-item>
          <text:p text:style-name="P3">What is the difference between <text:span text:style-name="Emphasis">ethics</text:span> and <text:span text:style-name="Emphasis">compliance</text:span>? </text:p>
        </text:list-item>
        <text:list-item>
          <text:p text:style-name="P3">What is the difference between <text:span text:style-name="Emphasis">negligence</text:span> and <text:span text:style-name="Emphasis">strict liability</text:span> in tort law? </text:p>
        </text:list-item>
        <text:list-item>
          <text:p text:style-name="P3">Define the terms <text:span text:style-name="Emphasis">plagiarism</text:span>, <text:span text:style-name="Emphasis">self-plagiarism</text:span>, <text:span text:style-name="Emphasis">falsification</text:span>, and <text:span text:style-name="Emphasis">fabrication</text:span>. What might attract someone to do such things and what are the negative ramifications of such actions? </text:p>
        </text:list-item>
        <text:list-item>
          <text:p text:style-name="P3">Apply the ethical decision-making paradigm presented in Section 11.5 of the text to solve the ethical dilemma “should I cheat on this assignment in order to get a better grade?” using the UAH Student Code of Conduct as your standard (this code has been posted on the class Angel site). </text:p>
        </text:list-item>
        <text:list-item>
          <text:p text:style-name="P1">Complete Question 11.9 from pages 230-231 of the text. </text:p>
        </text:list-item>
      </text:list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9T22:49:35.159148135</meta:creation-date>
    <dc:date>2015-09-09T22:50:19.136370093</dc:date>
    <meta:editing-duration>PT43S</meta:editing-duration>
    <meta:editing-cycles>2</meta:editing-cycles>
    <meta:generator>LibreOffice/5.0.1.2.0$Linux_X86_64 LibreOffice_project/00m0$Build-2</meta:generator>
    <meta:document-statistic meta:table-count="0" meta:image-count="0" meta:object-count="0" meta:page-count="1" meta:paragraph-count="16" meta:word-count="256" meta:character-count="1537" meta:non-whitespace-character-count="1296"/>
  </office:meta>
</office:document-meta>
</file>